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11in"/>
    </style:style>
    <style:style style:name="co3" style:family="table-column">
      <style:table-column-properties fo:break-before="auto" style:column-width="1.5189in"/>
    </style:style>
    <style:style style:name="co4" style:family="table-column">
      <style:table-column-properties fo:break-before="auto" style:column-width="1.6965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0.7047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>
            <text:p>Actions per minute</text:p>
          </table:table-cell>
          <table:table-cell office:value-type="string">
            <text:p>Normal actions</text:p>
          </table:table-cell>
          <table:table-cell office:value-type="string">
            <text:p>Send job actions</text:p>
          </table:table-cell>
          <table:table-cell office:value-type="string">
            <text:p>Iterations to send job</text:p>
          </table:table-cell>
          <table:table-cell/>
          <table:table-cell office:value-type="string">
            <text:p>Iterations</text:p>
          </table:table-cell>
          <table:table-cell office:value-type="string">
            <text:p>Jobs per hou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  <table:table-cell table:formula="of:=(60 *[.A2])/([.B2]+[.C2]/[.D2])" office:value-type="float" office:value="144">
            <text:p>144</text:p>
          </table:table-cell>
          <table:table-cell table:formula="of:=[.F2]/[.D2]" office:value-type="float" office:value="12">
            <text:p>1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Jobs processed per hour</text:p>
          </table:table-cell>
          <table:table-cell office:value-type="string">
            <text:p>Max number of users</text:p>
          </table:table-cell>
          <table:table-cell table:number-columns-repeated="5"/>
        </table:table-row>
        <table:table-row table:style-name="ro1">
          <table:table-cell office:value-type="float" office:value="50000">
            <text:p>50000</text:p>
          </table:table-cell>
          <table:table-cell table:formula="of:=[.A6]/[.G2]" office:value-type="float" office:value="4166.66666666667">
            <text:p>4166.6666666667</text:p>
          </table:table-cell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>
            <text:p>Single job execution time</text:p>
          </table:table-cell>
          <table:table-cell office:value-type="string">
            <text:p>Jobs processed in hour</text:p>
          </table:table-cell>
          <table:table-cell office:value-type="string">
            <text:p>Users processed per hour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60 * 60 / [.A15]" office:value-type="float" office:value="720">
            <text:p>720</text:p>
          </table:table-cell>
          <table:table-cell table:formula="of:=[.B15]/[.G2]"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umber of workers</text:p>
          </table:table-cell>
          <table:table-cell office:value-type="string">
            <text:p>Users processed per hour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formula="of:=[.A18]*[.C15]" office:value-type="float" office:value="360">
            <text:p>36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6">12/16/2024</text:date>, <text:time>23:2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30T16:38:33</meta:creation-date>
    <meta:generator>OpenOffice/4.1.14$Unix OpenOffice.org_project/4114m1$Build-9811</meta:generator>
    <dc:date>2024-12-16T23:24:35</dc:date>
    <meta:editing-duration>PT4H4M23S</meta:editing-duration>
    <meta:editing-cycles>4</meta:editing-cycles>
    <meta:document-statistic meta:table-count="3" meta:cell-count="26" meta:object-count="0"/>
    <meta:user-defined meta:name=""/>
  </office:meta>
</office:document-meta>
</file>